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tch this video please, this is what I followed: <text:a xlink:type="simple" xlink:href="https://www.youtube.com/watch?v=68YyzvDP8nI&amp;ab_channel=EatTheBlocks&amp;loop=0" text:style-name="ListLabel_20_1" text:visited-style-name="ListLabel_20_1"><text:span text:style-name="T1">https://www.youtube.com/watch?v=68YyzvDP8nI&amp;ab_channel=EatTheBlocks&amp;loop=0</text:span></text:a></text:p>
      <text:p text:style-name="Standard"/>
      <text:p text:style-name="Standard"/>
      <text:p text:style-name="Standard"/>
      <text:p text:style-name="Standard">Steps</text:p>
      <text:p text:style-name="Standard"><text:a xlink:type="simple" xlink:href="https://www.pinata.cloud/" text:style-name="ListLabel_20_1" text:visited-style-name="ListLabel_20_1"><text:span text:style-name="T1">https://www.pinata.cloud/</text:span></text:a></text:p>
      <text:p text:style-name="Standard"><text:a xlink:type="simple" xlink:href="https://www.alchemy.com/" text:style-name="ListLabel_20_1" text:visited-style-name="ListLabel_20_1"><text:span text:style-name="T1">https://www.alchemy.com/</text:span></text:a></text:p>
      <text:p text:style-name="Standard"><text:a xlink:type="simple" xlink:href="https://hardhat.org/" text:style-name="ListLabel_20_1" text:visited-style-name="ListLabel_20_1"><text:span text:style-name="T1">https://hardhat.org/</text:span></text:a></text:p>
      <text:p text:style-name="Standard"><text:a xlink:type="simple" xlink:href="https://rinkebyfaucet.com/" text:style-name="ListLabel_20_1" text:visited-style-name="ListLabel_20_1"><text:span text:style-name="T1">https://rinkebyfaucet.com/</text:span></text:a></text:p>
      <text:p text:style-name="Standard">Metamask</text:p>
      <text:p text:style-name="Standard">Etherscan</text:p>
      <text:p text:style-name="Standard">Openzeppelin</text:p>
      <text:p text:style-name="Standard">Opensea</text:p>
      <text:p text:style-name="Standard"/>
      <text:p text:style-name="Standard"/>
      <text:p text:style-name="Standard"/>
      <text:p text:style-name="Standard">Opensea Platform:</text:p>
      <text:p text:style-name="Standard"><text:a xlink:type="simple" xlink:href="https://testnets.opensea.io/collection/endangered?search%5BsortAscending%5D=true&amp;search%5BsortBy%5D=UNIT_PRICE" text:style-name="ListLabel_20_1" text:visited-style-name="ListLabel_20_1"><text:span text:style-name="T1">https://testnets.opensea.io/collection/endangered?search[sortAscending]=true&amp;search[sortBy]=UNIT_PRICE</text:span></text:a></text:p>
      <text:p text:style-name="Standard"/>
      <text:p text:style-name="Standard">Etherscan:</text:p>
      <text:p text:style-name="Standard"><text:a xlink:type="simple" xlink:href="https://rinkeby.etherscan.io/address/0xBE53F18F7288216C7aE03753b188626Ceca5e50c" text:style-name="ListLabel_20_1" text:visited-style-name="ListLabel_20_1"><text:span text:style-name="T1">https://rinkeby.etherscan.io/address/0xBE53F18F7288216C7aE03753b188626Ceca5e50c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24" meta:character-count="468" meta:non-whitespace-character-count="458"/>
    <meta:generator>LibreOfficeDev/6.0.5.2$Linux_X86_64 LibreOffice_project/</meta:generator>
  </office:meta>
</office:document-meta>
</file>